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2">
      <style:graphic-properties draw:fill="none" draw:stroke="solid" svg:stroke-width="0.00694in" svg:stroke-color="#5b9bd5" draw:marker-end="a701" svg:stroke-opacity="100%" draw:stroke-linejoin="miter" svg:stroke-linecap="butt"/>
    </style:style>
    <style:style style:family="graphic" style:name="a704">
      <style:graphic-properties draw:fill="none" draw:stroke="solid" svg:stroke-width="0.00694in" svg:stroke-color="#5b9bd5" draw:marker-end="a703" svg:stroke-opacity="100%" draw:stroke-linejoin="miter" svg:stroke-linecap="butt"/>
    </style:style>
    <style:style style:family="graphic" style:name="a706">
      <style:graphic-properties draw:fill="none" draw:stroke="solid" svg:stroke-width="0.00694in" svg:stroke-color="#5b9bd5" draw:marker-end="a705" svg:stroke-opacity="100%" draw:stroke-linejoin="miter" svg:stroke-linecap="butt"/>
    </style:style>
    <style:style style:family="graphic" style:name="a708">
      <style:graphic-properties draw:fill="none" draw:stroke="solid" svg:stroke-width="0.00694in" svg:stroke-color="#5b9bd5" draw:marker-end="a707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none" draw:stroke="solid" svg:stroke-width="0.00694in" svg:stroke-color="#5b9bd5" draw:marker-end="a709" svg:stroke-opacity="100%" draw:stroke-linejoin="miter" svg:stroke-linecap="butt"/>
    </style:style>
    <style:style style:family="graphic" style:name="a712">
      <style:graphic-properties draw:fill="none" draw:stroke="solid" svg:stroke-width="0.00694in" svg:stroke-color="#5b9bd5" draw:marker-end="a711" svg:stroke-opacity="100%" draw:stroke-linejoin="miter" svg:stroke-linecap="butt"/>
    </style:style>
    <style:style style:family="graphic" style:name="a714">
      <style:graphic-properties draw:fill="none" draw:stroke="solid" svg:stroke-width="0.00694in" svg:stroke-color="#5b9bd5" draw:marker-end="a713" svg:stroke-opacity="100%" draw:stroke-linejoin="miter" svg:stroke-linecap="butt"/>
    </style:style>
    <style:style style:family="graphic" style:name="a716">
      <style:graphic-properties draw:fill="none" draw:stroke="solid" svg:stroke-width="0.00694in" svg:stroke-color="#5b9bd5" draw:marker-end="a715" svg:stroke-opacity="100%" draw:stroke-linejoin="miter" svg:stroke-linecap="butt"/>
    </style:style>
    <style:style style:family="graphic" style:name="a718">
      <style:graphic-properties draw:fill="none" draw:stroke="solid" svg:stroke-width="0.00694in" svg:stroke-color="#5b9bd5" draw:marker-end="a717" svg:stroke-opacity="100%" draw:stroke-linejoin="miter" svg:stroke-linecap="butt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draw:fill="none" draw:stroke="solid" svg:stroke-width="0.00694in" svg:stroke-color="#5b9bd5" draw:marker-end="a719" svg:stroke-opacity="100%" draw:stroke-linejoin="miter" svg:stroke-linecap="butt"/>
    </style:style>
    <style:style style:family="graphic" style:name="a722">
      <style:graphic-properties draw:fill="none" draw:stroke="solid" svg:stroke-width="0.00694in" svg:stroke-color="#5b9bd5" draw:marker-end="a721" svg:stroke-opacity="100%" draw:stroke-linejoin="miter" svg:stroke-linecap="butt"/>
    </style:style>
    <style:style style:family="graphic" style:name="a724">
      <style:graphic-properties draw:fill="none" draw:stroke="solid" svg:stroke-width="0.00694in" svg:stroke-color="#5b9bd5" draw:marker-end="a723" svg:stroke-opacity="100%" draw:stroke-linejoin="miter" svg:stroke-linecap="butt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6">
      <style:graphic-properties draw:fill="solid" draw:fill-color="#4f81bd" draw:opacity="100%" draw:stroke="solid" svg:stroke-width="0.02778in" svg:stroke-color="#385d8a" svg:stroke-opacity="100%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Gestión de pedido en MB" draw:style-name="a552" draw:master-page-name="Master1-Layout7-blank-En-blanco" presentation:presentation-page-layout-name="Master1-PPL7" draw:id="Slide-256">
        <draw:custom-shape svg:x="0.87253in" svg:y="0.47689in" svg:width="1.55556in" svg:height="1.23425in" draw:id="id73" draw:style-name="a566" draw:name="1 Forma libre">
          <svg:title/>
          <svg:desc/>
          <text:p text:style-name="a554" text:class-names="" text:cond-style-name=""><text:span text:style-name="a553" text:class-names=""/></text:p>
          <text:p text:style-name="a556" text:class-names="" text:cond-style-name=""><text:span text:style-name="a555" text:class-names=""/></text:p>
          <text:p text:style-name="a558" text:class-names="" text:cond-style-name=""><text:span text:style-name="a557" text:class-names="">Mensualmente la gerencia comercial y general definen pedido de unidades a MB en base a objetivos y disponibilidad publicados en el Dealer</text:span></text:p>
          <text:p text:style-name="a561" text:class-names="" text:cond-style-name=""><text:span text:style-name="a559" text:class-names="">(ver PASO 1 MODULO DE GESTION DE UNIDADES</text:span><text:span text:style-name="a560" text:class-names="">)</text:span></text:p>
          <text:p text:style-name="a563" text:class-names="" text:cond-style-name=""><text:span text:style-name="a562" text:class-names=""/></text:p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9319in" svg:y="0.70443in" svg:width="1.38443in" svg:height="0.78877in" draw:id="id74" draw:style-name="a569" draw:name="2 Forma libre">
          <svg:title/>
          <svg:desc/>
          <text:p text:style-name="a568" text:class-names="" text:cond-style-name=""><text:span text:style-name="a567" text:class-names="">Ingresa pedido de unidades en el dealer de MB (ver PASO 2 MODULO GESTION DE UNIDADES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7244in" svg:y="0in" svg:width="2.3622in" svg:height="8.26772in" draw:id="id75" draw:style-name="a572" draw:name="3 Rectángulo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3465in" svg:y="0in" svg:width="7.59843in" svg:height="8.26772in" draw:id="id76" draw:style-name="a575" draw:name="4 Rectángulo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551in" svg:y="0in" svg:width="5.11811in" svg:height="8.26772in" draw:id="id77" draw:style-name="a578" draw:name="5 Rectángulo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244in" svg:y="0in" svg:width="2.3622in" svg:height="0.3937in" draw:id="id78" draw:style-name="a585" draw:name="6 Forma libre">
          <svg:title/>
          <svg:desc/>
          <text:p text:style-name="a580" text:class-names="" text:cond-style-name=""><text:span text:style-name="a579" text:class-names=""/></text:p>
          <text:p text:style-name="a582" text:class-names="" text:cond-style-name=""><text:span text:style-name="a581" text:class-names=""><text:s text:c="1"/>Gerencia Comercial y Gerencia General</text:span></text:p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0in" svg:width="4.52756in" svg:height="0.3937in" draw:id="id79" draw:style-name="a588" draw:name="7 Forma libre">
          <svg:title/>
          <svg:desc/>
          <text:p text:style-name="a587" text:class-names="" text:cond-style-name=""><text:span text:style-name="a586" text:class-names="">Mercedes Benz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3465in" svg:y="0in" svg:width="3.07087in" svg:height="0.3937in" draw:id="id80" draw:style-name="a596" draw:name="9 Forma libre">
          <svg:title/>
          <svg:desc/>
          <text:p text:style-name="a590" text:class-names="" text:cond-style-name=""><text:span text:style-name="a589" text:class-names=""/></text:p>
          <text:p text:style-name="a593" text:class-names="" text:cond-style-name=""><text:span text:style-name="a591" text:class-names="">Administración<text:s text:c="1"/></text:span><text:span text:style-name="a592" text:class-names="">de Ventas<text:s text:c="1"/></text:span></text:p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7842in" svg:y="0.70031in" svg:width="1.1811in" svg:height="0.7874in" draw:id="id81" draw:style-name="a599" draw:name="10 Forma libre">
          <svg:title/>
          <svg:desc/>
          <text:p text:style-name="a598" text:class-names="" text:cond-style-name=""><text:span text:style-name="a597" text:class-names="">MB informa fecha estimada de entreg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6253in" svg:y="2.11425in" svg:width="1.403in" svg:height="0.20208in" draw:id="id82" draw:style-name="a606" draw:name="69 Forma libre">
          <svg:title/>
          <svg:desc/>
          <text:p text:style-name="a601" text:class-names="" text:cond-style-name=""><text:span text:style-name="a600" text:class-names=""/></text:p>
          <text:p text:style-name="a603" text:class-names="" text:cond-style-name=""><text:span text:style-name="a602" text:class-names="">RECHAZA PEDIDO.</text:span></text:p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7842in" svg:y="2.14712in" svg:width="1.1811in" svg:height="0.16829in" draw:id="id83" draw:style-name="a613" draw:name="74 Forma libre">
          <svg:title/>
          <svg:desc/>
          <text:p text:style-name="a608" text:class-names="" text:cond-style-name=""><text:span text:style-name="a607" text:class-names=""/></text:p>
          <text:p text:style-name="a610" text:class-names="" text:cond-style-name=""><text:span text:style-name="a609" text:class-names="">ANULADO.</text:span></text:p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9839in" svg:y="2.6637in" svg:width="1.52063in" svg:height="0.19357in" draw:id="id84" draw:style-name="a620" draw:name="93 Forma libre">
          <svg:title/>
          <svg:desc/>
          <text:p text:style-name="a615" text:class-names="" text:cond-style-name=""><text:span text:style-name="a614" text:class-names=""/></text:p>
          <text:p text:style-name="a617" text:class-names="" text:cond-style-name=""><text:span text:style-name="a616" text:class-names="">CONFIRMA PEDIDO.</text:span></text:p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7842in" svg:y="2.6801in" svg:width="1.1811in" svg:height="0.17717in" draw:id="id85" draw:style-name="a627" draw:name="104 Forma libre">
          <svg:title/>
          <svg:desc/>
          <text:p text:style-name="a622" text:class-names="" text:cond-style-name=""><text:span text:style-name="a621" text:class-names=""/></text:p>
          <text:p text:style-name="a624" text:class-names="" text:cond-style-name=""><text:span text:style-name="a623" text:class-names="">CONFIRMADO.</text:span></text:p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73929in" svg:y="3.70792in" svg:width="1.27092in" svg:height="0.5351in" draw:id="id86" draw:style-name="a642" draw:name="111 Forma libre">
          <svg:title/>
          <svg:desc/>
          <text:p text:style-name="a629" text:class-names="" text:cond-style-name=""><text:span text:style-name="a628" text:class-names=""/></text:p>
          <text:p text:style-name="a631" text:class-names="" text:cond-style-name=""><text:span text:style-name="a630" text:class-names=""/></text:p>
          <text:p text:style-name="a637" text:class-names="" text:cond-style-name=""><text:span text:style-name="a632" text:class-names="">ASIGNA LA<text:s text:c="1"/></text:span><text:span text:style-name="a633" text:class-names="">UNIDAD (</text:span><text:span text:style-name="a634" text:class-names="">N°de</text:span><text:span text:style-name="a635" text:class-names=""><text:s text:c="1"/>chasis y motor)</text:span><text:span text:style-name="a636" text:class-names=""/></text:p>
          <text:p text:style-name="a639" text:class-names="" text:cond-style-name=""><text:span text:style-name="a638" text:class-names=""/></text:p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113in" svg:y="3.77927in" svg:width="1.1811in" svg:height="0.3937in" draw:id="id87" draw:style-name="a653" draw:name="114 Forma libre">
          <svg:title/>
          <svg:desc/>
          <text:p text:style-name="a644" text:class-names="" text:cond-style-name=""><text:span text:style-name="a643" text:class-names=""/></text:p>
          <text:p text:style-name="a646" text:class-names="" text:cond-style-name=""><text:span text:style-name="a645" text:class-names=""/></text:p>
          <text:p text:style-name="a648" text:class-names="" text:cond-style-name=""><text:span text:style-name="a647" text:class-names="">ASIGNADO</text:span></text:p>
          <text:p text:style-name="a650" text:class-names="" text:cond-style-name=""><text:span text:style-name="a649" text:class-names=""/></text:p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113in" svg:y="4.59621in" svg:width="1.1811in" svg:height="1.20106in" draw:id="id88" draw:style-name="a660" draw:name="117 Forma libre">
          <svg:title/>
          <svg:desc/>
          <text:p text:style-name="a655" text:class-names="" text:cond-style-name=""><text:span text:style-name="a654" text:class-names=""/></text:p>
          <text:p text:style-name="a657" text:class-names="" text:cond-style-name=""><text:span text:style-name="a656" text:class-names="">SOLICITA FACTURACION: DEFINE GUARDA Y FORMA DE PAGO (FLOOR PLAN, CONTADO, CIRCULO CERRADO)</text:span></text:p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87402in" svg:y="4.9867in" svg:width="1.1811in" svg:height="0.3937in" draw:id="id89" draw:style-name="a675" draw:name="125 Forma libre">
          <svg:title/>
          <svg:desc/>
          <text:p text:style-name="a662" text:class-names="" text:cond-style-name=""><text:span text:style-name="a661" text:class-names=""/></text:p>
          <text:p text:style-name="a664" text:class-names="" text:cond-style-name=""><text:span text:style-name="a663" text:class-names=""/></text:p>
          <text:p text:style-name="a666" text:class-names="" text:cond-style-name=""><text:span text:style-name="a665" text:class-names=""/></text:p>
          <text:p text:style-name="a668" text:class-names="" text:cond-style-name=""><text:span text:style-name="a667" text:class-names="">FACTURA LA UNIDAD</text:span></text:p>
          <text:p text:style-name="a670" text:class-names="" text:cond-style-name=""><text:span text:style-name="a669" text:class-names=""/></text:p>
          <text:p text:style-name="a672" text:class-names="" text:cond-style-name=""><text:span text:style-name="a671" text:class-names=""/></text:p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87402in" svg:y="6.05273in" svg:width="1.1811in" svg:height="0.3937in" draw:id="id90" draw:style-name="a690" draw:name="131 Forma libre">
          <svg:title/>
          <svg:desc/>
          <text:p text:style-name="a677" text:class-names="" text:cond-style-name=""><text:span text:style-name="a676" text:class-names=""/></text:p>
          <text:p text:style-name="a679" text:class-names="" text:cond-style-name=""><text:span text:style-name="a678" text:class-names=""/></text:p>
          <text:p text:style-name="a681" text:class-names="" text:cond-style-name=""><text:span text:style-name="a680" text:class-names=""/></text:p>
          <text:p text:style-name="a683" text:class-names="" text:cond-style-name=""><text:span text:style-name="a682" text:class-names="">REMITO</text:span></text:p>
          <text:p text:style-name="a685" text:class-names="" text:cond-style-name=""><text:span text:style-name="a684" text:class-names=""/></text:p>
          <text:p text:style-name="a687" text:class-names="" text:cond-style-name=""><text:span text:style-name="a686" text:class-names=""/></text:p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6066in" svg:y="6.05273in" svg:width="1.1811in" svg:height="0.3937in" draw:id="id91" draw:style-name="a700" draw:name="134 Forma libre">
          <svg:title/>
          <svg:desc/>
          <text:p text:style-name="a692" text:class-names="" text:cond-style-name=""><text:span text:style-name="a691" text:class-names=""/></text:p>
          <text:p text:style-name="a697" text:class-names="" text:cond-style-name=""><text:span text:style-name="a693" text:class-names="">RETIRO DE<text:s text:c="1"/></text:span><text:span text:style-name="a694" text:class-names="">LA<text:s text:c="1"/></text:span><text:span text:style-name="a695" text:class-names="">UNIDAD</text:span><text:span text:style-name="a696" text:class-names=""/></text:p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07762in" svg:y1="1.09881in" draw:start-shape="id74" draw:start-glue-point="1" svg:x2="7.7842in" svg:y2="1.09401in" draw:end-shape="id81" draw:end-glue-point="3" draw:id="id92" draw:style-name="a702" draw:name="Conector recto de flecha 33">
          <svg:title/>
          <svg:desc/>
        </draw:connector>
        <draw:connector draw:type="line" svg:x1="4.50185in" svg:y1="4.17297in" draw:start-shape="id87" draw:start-glue-point="2" svg:x2="4.50185in" svg:y2="4.59621in" draw:end-shape="id88" draw:end-glue-point="0" draw:id="id93" draw:style-name="a704" draw:name="Conector recto de flecha 35">
          <svg:title/>
          <svg:desc/>
        </draw:connector>
        <draw:connector draw:type="line" svg:x1="5.0924in" svg:y1="5.19674in" draw:start-shape="id88" draw:start-glue-point="1" svg:x2="7.87402in" svg:y2="5.18355in" draw:end-shape="id89" draw:end-glue-point="3" draw:id="id94" draw:style-name="a706" draw:name="Conector recto de flecha 38">
          <svg:title/>
          <svg:desc/>
        </draw:connector>
        <draw:connector draw:type="line" svg:x1="8.46457in" svg:y1="5.3804in" draw:start-shape="id89" draw:start-glue-point="2" svg:x2="8.46457in" svg:y2="6.05273in" draw:end-shape="id90" draw:end-glue-point="0" draw:id="id95" draw:style-name="a708" draw:name="Conector recto de flecha 41">
          <svg:title/>
          <svg:desc/>
        </draw:connector>
        <draw:connector draw:type="line" svg:x1="7.87402in" svg:y1="6.24958in" draw:start-shape="id90" draw:start-glue-point="3" svg:x2="5.14176in" svg:y2="6.24958in" draw:end-shape="id91" draw:end-glue-point="1" draw:id="id96" draw:style-name="a710" draw:name="Conector recto de flecha 44">
          <svg:title/>
          <svg:desc/>
        </draw:connector>
        <draw:connector draw:type="line" svg:x1="7.73929in" svg:y1="3.97547in" draw:start-shape="id86" draw:start-glue-point="3" svg:x2="5.0924in" svg:y2="3.97612in" draw:end-shape="id87" draw:end-glue-point="1" draw:id="id97" draw:style-name="a712" draw:name="Conector recto de flecha 46">
          <svg:title/>
          <svg:desc/>
        </draw:connector>
        <draw:connector draw:type="line" svg:x1="8.37475in" svg:y1="2.85727in" draw:start-shape="id85" draw:start-glue-point="2" svg:x2="8.37475in" svg:y2="3.70792in" draw:end-shape="id86" draw:end-glue-point="0" draw:id="id98" draw:style-name="a714" draw:name="Conector recto de flecha 49">
          <svg:title/>
          <svg:desc/>
        </draw:connector>
        <draw:connector draw:type="line" svg:x1="8.37475in" svg:y1="1.48771in" draw:start-shape="id81" draw:start-glue-point="2" svg:x2="8.37475in" svg:y2="2.14712in" draw:end-shape="id83" draw:end-glue-point="0" draw:id="id99" draw:style-name="a716" draw:name="Conector recto de flecha 55">
          <svg:title/>
          <svg:desc/>
        </draw:connector>
        <draw:connector draw:type="standard" svg:x1="8.9653in" svg:y1="1.09401in" draw:start-shape="id81" draw:start-glue-point="1" svg:x2="8.97919in" svg:y2="2.76868in" draw:end-shape="id85" draw:end-glue-point="1" draw:id="id100" draw:style-name="a718" draw:name="Conector angular 61">
          <svg:title/>
          <svg:desc/>
        </draw:connector>
        <draw:connector draw:type="line" svg:x1="7.7842in" svg:y1="2.23126in" draw:start-shape="id83" draw:start-glue-point="3" svg:x2="5.06553in" svg:y2="2.21529in" draw:end-shape="id82" draw:end-glue-point="1" draw:id="id101" draw:style-name="a720" draw:name="Conector recto de flecha 63">
          <svg:title/>
          <svg:desc/>
        </draw:connector>
        <draw:connector draw:type="line" svg:x1="7.7842in" svg:y1="2.76868in" draw:start-shape="id85" draw:start-glue-point="3" svg:x2="5.11902in" svg:y2="2.76048in" draw:end-shape="id84" draw:end-glue-point="1" draw:id="id102" draw:style-name="a722" draw:name="Conector recto de flecha 66">
          <svg:title/>
          <svg:desc/>
        </draw:connector>
        <draw:connector draw:type="line" svg:x1="2.42809in" svg:y1="1.09401in" draw:start-shape="id73" draw:start-glue-point="1" svg:x2="3.69319in" svg:y2="1.09881in" draw:end-shape="id74" draw:end-glue-point="3" draw:id="id103" draw:style-name="a724" draw:name="Conector recto de flecha 69">
          <svg:title/>
          <svg:desc/>
        </draw:connector>
        <presentation:notes draw:style-name="a727">
          <draw:frame draw:id="id104" presentation:style-name="a725" draw:name="1 Marcador de notas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05" presentation:style-name="a726" draw:name="2 Marcador de imagen de diapositiva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55208in" svg:y="1.92882in" svg:width="9.92188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55208in" svg:y="1.92882in" svg:width="4.87674in" svg:height="5.4566in"/>
      <presentation:placeholder presentation:object="object" svg:x="5.59549in" svg:y="1.92882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ó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55208in" svg:y="1.92882in" svg:width="9.92188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479in" svg:y="1.92882in" svg:width="2.47917in" svg:height="5.4566in"/>
      <presentation:placeholder presentation:object="outline" svg:x="0.55208in" svg:y="1.92882in" svg:width="7.27604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09" svg:viewBox="0 0 20 30" svg:d="m10 0-10 30h20z"/>
    <draw:marker draw:name="a703" svg:viewBox="0 0 20 30" svg:d="m10 0-10 30h20z"/>
    <draw:marker draw:name="a715" svg:viewBox="0 0 20 30" svg:d="m10 0-10 30h20z"/>
    <draw:marker draw:name="a721" svg:viewBox="0 0 20 30" svg:d="m10 0-10 30h20z"/>
    <draw:marker draw:name="a705" svg:viewBox="0 0 20 30" svg:d="m10 0-10 30h20z"/>
    <draw:marker draw:name="a717" svg:viewBox="0 0 20 30" svg:d="m10 0-10 30h20z"/>
    <draw:marker draw:name="a711" svg:viewBox="0 0 20 30" svg:d="m10 0-10 30h20z"/>
    <draw:marker draw:name="a723" svg:viewBox="0 0 20 30" svg:d="m10 0-10 30h20z"/>
    <draw:marker draw:name="a707" svg:viewBox="0 0 20 30" svg:d="m10 0-10 30h20z"/>
    <draw:marker draw:name="a719" svg:viewBox="0 0 20 30" svg:d="m10 0-10 30h20z"/>
    <draw:marker draw:name="a701" svg:viewBox="0 0 20 30" svg:d="m10 0-10 30h20z"/>
    <draw:marker draw:name="a71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draw:fill="none" draw:stroke="non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draw:fill="none" draw:stroke="non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">
      <style:graphic-properties draw:fill="none" draw:stroke="non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draw:fill="none" draw:stroke="non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Maestro-de-títulos-(predeterminado)" style:page-layout-name="pageLayout1" draw:style-name="a0">
      <draw:frame draw:id="id0" presentation:style-name="a4" draw:name="1 Marcador de título" svg:x="0.81693in" svg:y="2.21142in" svg:width="9.38898in" svg:height="1.76929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8" draw:name="2 Marcador de subtítulo" svg:x="1.64685in" svg:y="4.33071in" svg:width="7.72874in" svg:height="2.10512in" presentation:class="subtitle" presentation:placeholder="false">
        <draw:text-box>
          <text:list text:style-name="a7">
            <text:list-item>
              <text:p text:style-name="a6" text:class-names="" text:cond-style-name=""><text:span text:style-name="a5" text:class-names=""/></text:p>
            </text:list-item>
          </text:list>
        </draw:text-box>
        <svg:title/>
        <svg:desc/>
      </draw:frame>
      <draw:frame draw:id="id2" presentation:style-name="a11" draw:name="3 Marcador de fecha" svg:x="0.55118in" svg:y="7.53189in" svg:width="2.56811in" svg:height="0.57008in" presentation:class="date-time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14" draw:name="4 Marcador de pie de página" svg:x="3.77008in" svg:y="7.53189in" svg:width="3.49409in" svg:height="0.57008in" presentation:class="footer" presentation:placeholder="false">
        <draw:text-box>
          <text:p text:style-name="a13" text:class-names="" text:cond-style-name=""><text:span text:style-name="a12" text:class-names=""/></text:p>
        </draw:text-box>
        <svg:title/>
        <svg:desc/>
      </draw:frame>
      <draw:frame draw:id="id4" presentation:style-name="a17" draw:name="5 Marcador de número de diapositiva" svg:x="7.90394in" svg:y="7.53189in" svg:width="2.56811in" svg:height="0.57008in" presentation:class="page-number" presentation:placeholder="false">
        <draw:text-box>
          <text:p text:style-name="a16" text:class-names="" text:cond-style-name=""><text:span text:style-name="a15" text:class-names=""><text:page-number style:num-format="1" text:fixed="false"/></text:span></text:p>
        </draw:text-box>
        <svg:title/>
        <svg:desc/>
      </draw:frame>
      <presentation:notes style:page-layout-name="pageLayout2" draw:style-name="a34">
        <draw:page-thumbnail svg:x="1.21063in" svg:y="0.88858in" svg:width="5.84567in" svg:height="4.38425in" presentation:class="page" draw:id="id5" presentation:style-name="a18" draw:name="1 Marcador de imagen de diapositiva">
          <svg:title/>
          <svg:desc/>
        </draw:page-thumbnail>
        <draw:frame draw:id="id6" presentation:style-name="a21" draw:name="2 Marcador de notas" svg:x="0.82677in" svg:y="5.55394in" svg:width="6.61378in" svg:height="5.26142in" presentation:class="notes" presentation:placeholder="false">
          <draw:text-box>
            <text:p text:style-name="a20" text:class-names="" text:cond-style-name=""><text:span text:style-name="a19" text:class-names=""/></text:p>
          </draw:text-box>
          <svg:title/>
          <svg:desc/>
        </draw:frame>
        <draw:frame draw:id="id7" presentation:style-name="a24" draw:name="3 Marcador de encabezado" svg:x="0in" svg:y="0in" svg:width="3.5878in" svg:height="0.58425in" presentation:class="header" presentation:placeholder="false">
          <draw:text-box>
            <text:p text:style-name="a23" text:class-names="" text:cond-style-name=""><text:span text:style-name="a22" text:class-names=""/></text:p>
          </draw:text-box>
          <svg:title/>
          <svg:desc/>
        </draw:frame>
        <draw:frame draw:id="id8" presentation:style-name="a27" draw:name="4 Marcador de fecha" svg:x="4.67953in" svg:y="0in" svg:width="3.5878in" svg:height="0.58425in" presentation:class="date-time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9" presentation:style-name="a30" draw:name="5 Marcador de pie de página" svg:x="0in" svg:y="11.10827in" svg:width="3.5878in" svg:height="0.58425in" presentation:class="foot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10" presentation:style-name="a33" draw:name="6 Marcador de número de diapositiva" svg:x="4.67953in" svg:y="11.10827in" svg:width="3.5878in" svg:height="0.58425in" presentation:class="page-number" presentation:placeholder="false">
          <draw:text-box>
            <text:p text:style-name="a32" text:class-names="" text:cond-style-name=""><text:span text:style-name="a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5">
      <draw:frame draw:id="id11" presentation:style-name="a40" draw:name="1 Título" svg:x="0.82639in" svg:y="2.56771in" svg:width="9.37153in" svg:height="1.77257in" presentation:class="title" presentation:placeholder="false">
        <draw:text-box>
          <text:list text:style-name="a39">
            <text:list-item>
              <text:p text:style-name="a38" text:class-names="" text:cond-style-name=""><text:span text:style-name="a36" text:class-names="">Haga clic para modificar el estilo de título del patrón</text:span><text:span text:style-name="a37" text:class-names=""/></text:p>
            </text:list-item>
          </text:list>
        </draw:text-box>
        <svg:title/>
        <svg:desc/>
      </draw:frame>
      <draw:frame draw:id="id12" presentation:style-name="a44" draw:name="2 Subtítulo" svg:x="1.65451in" svg:y="4.68403in" svg:width="7.71701in" svg:height="2.11285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13" presentation:style-name="a47" draw:name="3 Marcador de fecha" svg:x="0.55118in" svg:y="7.53189in" svg:width="2.56811in" svg:height="0.57008in" presentation:class="date-time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4" presentation:style-name="a50" draw:name="4 Marcador de pie de página" svg:x="3.77008in" svg:y="7.53189in" svg:width="3.49409in" svg:height="0.57008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5" presentation:style-name="a53" draw:name="5 Marcador de número de diapositiva" svg:x="7.90394in" svg:y="7.53189in" svg:width="2.56811in" svg:height="0.57008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presentation:notes style:page-layout-name="pageLayout2" draw:style-name="a70">
        <draw:page-thumbnail svg:x="1.21063in" svg:y="0.88858in" svg:width="5.84567in" svg:height="4.38425in" presentation:class="page" draw:id="id5" presentation:style-name="a54" draw:name="1 Marcador de imagen de diapositiva">
          <svg:title/>
          <svg:desc/>
        </draw:page-thumbnail>
        <draw:frame draw:id="id6" presentation:style-name="a57" draw:name="2 Marcador de notas" svg:x="0.82677in" svg:y="5.55394in" svg:width="6.61378in" svg:height="5.26142in" presentation:class="notes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7" presentation:style-name="a60" draw:name="3 Marcador de encabezado" svg:x="0in" svg:y="0in" svg:width="3.5878in" svg:height="0.58425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8" presentation:style-name="a63" draw:name="4 Marcador de fecha" svg:x="4.67953in" svg:y="0in" svg:width="3.5878in" svg:height="0.58425in" presentation:class="date-time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9" presentation:style-name="a66" draw:name="5 Marcador de pie de página" svg:x="0in" svg:y="11.10827in" svg:width="3.5878in" svg:height="0.58425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0" presentation:style-name="a69" draw:name="6 Marcador de número de diapositiva" svg:x="4.67953in" svg:y="11.10827in" svg:width="3.5878in" svg:height="0.58425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71">
      <draw:frame draw:id="id16" presentation:style-name="a76" draw:name="1 Título" svg:x="0.81693in" svg:y="2.21142in" svg:width="9.38898in" svg:height="1.76929in" presentation:class="title" presentation:placeholder="false">
        <draw:text-box>
          <text:list text:style-name="a75">
            <text:list-item>
              <text:p text:style-name="a74" text:class-names="" text:cond-style-name=""><text:span text:style-name="a72" text:class-names="">Haga clic para modificar el estilo de título del patrón</text:span><text:span text:style-name="a73" text:class-names=""/></text:p>
            </text:list-item>
          </text:list>
        </draw:text-box>
        <svg:title/>
        <svg:desc/>
      </draw:frame>
      <draw:frame draw:id="id17" presentation:style-name="a92" draw:name="2 Marcador de contenido" svg:x="0.55208in" svg:y="1.92882in" svg:width="9.92188in" svg:height="5.4566in" presentation:class="object" presentation:placeholder="false">
        <draw:text-box>
          <text:p text:style-name="a78" text:class-names="" text:cond-style-name=""><text:span text:style-name="a77" text:class-names="">Haga clic para modificar el estilo de texto del patrón</text:span></text:p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gundo ni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Quinto ni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5" draw:name="3 Marcador de fecha" svg:x="0.55118in" svg:y="7.53189in" svg:width="2.56811in" svg:height="0.57008in" presentation:class="date-time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4 Marcador de pie de página" svg:x="3.77008in" svg:y="7.53189in" svg:width="3.49409in" svg:height="0.57008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0" presentation:style-name="a101" draw:name="5 Marcador de número de diapositiva" svg:x="7.90394in" svg:y="7.53189in" svg:width="2.56811in" svg:height="0.57008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  <presentation:notes style:page-layout-name="pageLayout2" draw:style-name="a118">
        <draw:page-thumbnail svg:x="1.21063in" svg:y="0.88858in" svg:width="5.84567in" svg:height="4.38425in" presentation:class="page" draw:id="id5" presentation:style-name="a102" draw:name="1 Marcador de imagen de diapositiva">
          <svg:title/>
          <svg:desc/>
        </draw:page-thumbnail>
        <draw:frame draw:id="id6" presentation:style-name="a105" draw:name="2 Marcador de notas" svg:x="0.82677in" svg:y="5.55394in" svg:width="6.61378in" svg:height="5.26142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7" presentation:style-name="a108" draw:name="3 Marcador de encabezado" svg:x="0in" svg:y="0in" svg:width="3.5878in" svg:height="0.58425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8" presentation:style-name="a111" draw:name="4 Marcador de fecha" svg:x="4.67953in" svg:y="0in" svg:width="3.5878in" svg:height="0.58425in" presentation:class="date-time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9" presentation:style-name="a114" draw:name="5 Marcador de pie de página" svg:x="0in" svg:y="11.10827in" svg:width="3.5878in" svg:height="0.58425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7" draw:name="6 Marcador de número de diapositiva" svg:x="4.67953in" svg:y="11.10827in" svg:width="3.5878in" svg:height="0.58425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9">
      <draw:frame draw:id="id21" presentation:style-name="a124" draw:name="1 Título" svg:x="0.87153in" svg:y="5.3125in" svg:width="9.36979in" svg:height="1.64236in" presentation:class="title" presentation:placeholder="false">
        <draw:text-box>
          <text:list text:style-name="a123">
            <text:list-item>
              <text:p text:style-name="a122" text:class-names="" text:cond-style-name=""><text:span text:style-name="a120" text:class-names="">Haga clic para modificar el estilo de título del patrón</text:span><text:span text:style-name="a121" text:class-names=""/></text:p>
            </text:list-item>
          </text:list>
        </draw:text-box>
        <svg:title/>
        <svg:desc/>
      </draw:frame>
      <draw:frame draw:id="id22" presentation:style-name="a128" draw:name="2 Marcador de texto" svg:x="0.87153in" svg:y="3.50347in" svg:width="9.36979in" svg:height="1.80903in" presentation:class="outline" presentation:placeholder="false">
        <draw:text-box>
          <text:list text:style-name="a127">
            <text:list-item>
              <text:p text:style-name="a126" text:class-names="" text:cond-style-name=""><text:span text:style-name="a125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31" draw:name="3 Marcador de fecha" svg:x="0.55118in" svg:y="7.53189in" svg:width="2.56811in" svg:height="0.57008in" presentation:class="date-time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24" presentation:style-name="a134" draw:name="4 Marcador de pie de página" svg:x="3.77008in" svg:y="7.53189in" svg:width="3.49409in" svg:height="0.57008in" presentation:class="footer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5" presentation:style-name="a137" draw:name="5 Marcador de número de diapositiva" svg:x="7.90394in" svg:y="7.53189in" svg:width="2.56811in" svg:height="0.57008in" presentation:class="page-number" presentation:placeholder="false">
        <draw:text-box>
          <text:p text:style-name="a136" text:class-names="" text:cond-style-name=""><text:span text:style-name="a135" text:class-names=""><text:page-number style:num-format="1" text:fixed="false"/></text:span></text:p>
        </draw:text-box>
        <svg:title/>
        <svg:desc/>
      </draw:frame>
      <presentation:notes style:page-layout-name="pageLayout2" draw:style-name="a154">
        <draw:page-thumbnail svg:x="1.21063in" svg:y="0.88858in" svg:width="5.84567in" svg:height="4.38425in" presentation:class="page" draw:id="id5" presentation:style-name="a138" draw:name="1 Marcador de imagen de diapositiva">
          <svg:title/>
          <svg:desc/>
        </draw:page-thumbnail>
        <draw:frame draw:id="id6" presentation:style-name="a141" draw:name="2 Marcador de notas" svg:x="0.82677in" svg:y="5.55394in" svg:width="6.61378in" svg:height="5.26142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7" presentation:style-name="a144" draw:name="3 Marcador de encabezado" svg:x="0in" svg:y="0in" svg:width="3.5878in" svg:height="0.58425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8" presentation:style-name="a147" draw:name="4 Marcador de fecha" svg:x="4.67953in" svg:y="0in" svg:width="3.5878in" svg:height="0.58425in" presentation:class="date-time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9" presentation:style-name="a150" draw:name="5 Marcador de pie de página" svg:x="0in" svg:y="11.10827in" svg:width="3.5878in" svg:height="0.58425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0" presentation:style-name="a153" draw:name="6 Marcador de número de diapositiva" svg:x="4.67953in" svg:y="11.10827in" svg:width="3.5878in" svg:height="0.58425in" presentation:class="page-number" presentation:placeholder="false">
          <draw:text-box>
            <text:p text:style-name="a152" text:class-names="" text:cond-style-name=""><text:span text:style-name="a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5">
      <draw:frame draw:id="id26" presentation:style-name="a160" draw:name="1 Título" svg:x="0.81693in" svg:y="2.21142in" svg:width="9.38898in" svg:height="1.76929in" presentation:class="title" presentation:placeholder="false">
        <draw:text-box>
          <text:list text:style-name="a159">
            <text:list-item>
              <text:p text:style-name="a158" text:class-names="" text:cond-style-name=""><text:span text:style-name="a156" text:class-names="">Haga clic para modificar el estilo de título del patrón</text:span><text:span text:style-name="a157" text:class-names=""/></text:p>
            </text:list-item>
          </text:list>
        </draw:text-box>
        <svg:title/>
        <svg:desc/>
      </draw:frame>
      <draw:frame draw:id="id27" presentation:style-name="a176" draw:name="2 Marcador de contenido" svg:x="0.55208in" svg:y="1.92882in" svg:width="4.87674in" svg:height="5.4566in" presentation:class="object" presentation:placeholder="false">
        <draw:text-box>
          <text:p text:style-name="a162" text:class-names="" text:cond-style-name=""><text:span text:style-name="a161" text:class-names="">Haga clic para modificar el estilo de texto del patrón</text:span></text:p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i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i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3 Marcador de contenido" svg:x="5.59549in" svg:y="1.92882in" svg:width="4.87847in" svg:height="5.4566in" presentation:class="object" presentation:placeholder="false">
        <draw:text-box>
          <text:p text:style-name="a178" text:class-names="" text:cond-style-name=""><text:span text:style-name="a177" text:class-names="">Haga clic para modificar el estilo de texto del patró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4 Marcador de fecha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5 Marcador de pie de página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6 Marcador de número de diapositiva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1 Marcador de imagen de diapositiva">
          <svg:title/>
          <svg:desc/>
        </draw:page-thumbnail>
        <draw:frame draw:id="id6" presentation:style-name="a205" draw:name="2 Marcador de notas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3 Marcador de encabezado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4 Marcador de fecha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5 Marcador de pie de página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6 Marcador de número de diapositiva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9">
      <draw:frame draw:id="id32" presentation:style-name="a224" draw:name="1 Título" svg:x="0.55208in" svg:y="0.3316in" svg:width="9.92188in" svg:height="1.37674in" presentation:class="title" presentation:placeholder="false">
        <draw:text-box>
          <text:list text:style-name="a223">
            <text:list-item>
              <text:p text:style-name="a222" text:class-names="" text:cond-style-name=""><text:span text:style-name="a220" text:class-names="">Haga clic para modificar el estilo de título del patrón</text:span><text:span text:style-name="a221" text:class-names=""/></text:p>
            </text:list-item>
          </text:list>
        </draw:text-box>
        <svg:title/>
        <svg:desc/>
      </draw:frame>
      <draw:frame draw:id="id33" presentation:style-name="a228" draw:name="2 Marcador de texto" svg:x="0.55208in" svg:y="1.85069in" svg:width="4.86979in" svg:height="0.77083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44" draw:name="3 Marcador de contenido" svg:x="0.55208in" svg:y="2.62153in" svg:width="4.86979in" svg:height="4.76389in" presentation:class="object" presentation:placeholder="false">
        <draw:text-box>
          <text:p text:style-name="a230" text:class-names="" text:cond-style-name=""><text:span text:style-name="a229" text:class-names="">Haga clic para modificar el estilo de texto del patrón</text:span></text:p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gundo ni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Quinto nivel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8" draw:name="4 Marcador de texto" svg:x="5.60069in" svg:y="1.85069in" svg:width="4.87326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64" draw:name="5 Marcador de contenido" svg:x="5.60069in" svg:y="2.62153in" svg:width="4.87326in" svg:height="4.76389in" presentation:class="object" presentation:placeholder="false">
        <draw:text-box>
          <text:p text:style-name="a250" text:class-names="" text:cond-style-name=""><text:span text:style-name="a249" text:class-names="">Haga clic para modificar el estilo de texto del patrón</text:span></text:p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gundo ni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ni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7" draw:name="6 Marcador de fecha" svg:x="0.55118in" svg:y="7.53189in" svg:width="2.56811in" svg:height="0.57008in" presentation:class="date-time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8" presentation:style-name="a270" draw:name="7 Marcador de pie de página" svg:x="3.77008in" svg:y="7.53189in" svg:width="3.49409in" svg:height="0.57008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39" presentation:style-name="a273" draw:name="8 Marcador de número de diapositiva" svg:x="7.90394in" svg:y="7.53189in" svg:width="2.56811in" svg:height="0.57008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5" presentation:style-name="a274" draw:name="1 Marcador de imagen de diapositiva">
          <svg:title/>
          <svg:desc/>
        </draw:page-thumbnail>
        <draw:frame draw:id="id6" presentation:style-name="a277" draw:name="2 Marcador de notas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7" presentation:style-name="a280" draw:name="3 Marcador de encabezado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8" presentation:style-name="a283" draw:name="4 Marcador de fecha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9" presentation:style-name="a286" draw:name="5 Marcador de pie de página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6 Marcador de número de diapositiva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lo-el-título" style:page-layout-name="pageLayout1" draw:style-name="a291">
      <draw:frame draw:id="id40" presentation:style-name="a296" draw:name="1 Título" svg:x="0.81693in" svg:y="2.21142in" svg:width="9.38898in" svg:height="1.76929in" presentation:class="title" presentation:placeholder="false">
        <draw:text-box>
          <text:list text:style-name="a295">
            <text:list-item>
              <text:p text:style-name="a294" text:class-names="" text:cond-style-name=""><text:span text:style-name="a292" text:class-names="">Haga clic para modificar el estilo de título del patrón</text:span><text:span text:style-name="a293" text:class-names=""/></text:p>
            </text:list-item>
          </text:list>
        </draw:text-box>
        <svg:title/>
        <svg:desc/>
      </draw:frame>
      <draw:frame draw:id="id41" presentation:style-name="a299" draw:name="2 Marcador de fecha" svg:x="0.55118in" svg:y="7.53189in" svg:width="2.56811in" svg:height="0.57008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2" presentation:style-name="a302" draw:name="3 Marcador de pie de página" svg:x="3.77008in" svg:y="7.53189in" svg:width="3.49409in" svg:height="0.5700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4 Marcador de número de diapositiva" svg:x="7.90394in" svg:y="7.53189in" svg:width="2.56811in" svg:height="0.5700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1 Marcador de imagen de diapositiva">
          <svg:title/>
          <svg:desc/>
        </draw:page-thumbnail>
        <draw:frame draw:id="id6" presentation:style-name="a309" draw:name="2 Marcador de notas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3 Marcador de encabezado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4 Marcador de fecha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5 Marcador de pie de página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6 Marcador de número de diapositiva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23">
      <draw:frame draw:id="id44" presentation:style-name="a326" draw:name="1 Marcador de fecha" svg:x="0.55118in" svg:y="7.53189in" svg:width="2.56811in" svg:height="0.57008in" presentation:class="date-time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45" presentation:style-name="a329" draw:name="2 Marcador de pie de página" svg:x="3.77008in" svg:y="7.53189in" svg:width="3.49409in" svg:height="0.57008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6" presentation:style-name="a332" draw:name="3 Marcador de número de diapositiva" svg:x="7.90394in" svg:y="7.53189in" svg:width="2.56811in" svg:height="0.57008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presentation:notes style:page-layout-name="pageLayout2" draw:style-name="a349">
        <draw:page-thumbnail svg:x="1.21063in" svg:y="0.88858in" svg:width="5.84567in" svg:height="4.38425in" presentation:class="page" draw:id="id5" presentation:style-name="a333" draw:name="1 Marcador de imagen de diapositiva">
          <svg:title/>
          <svg:desc/>
        </draw:page-thumbnail>
        <draw:frame draw:id="id6" presentation:style-name="a336" draw:name="2 Marcador de notas" svg:x="0.82677in" svg:y="5.55394in" svg:width="6.61378in" svg:height="5.26142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7" presentation:style-name="a339" draw:name="3 Marcador de encabezado" svg:x="0in" svg:y="0in" svg:width="3.5878in" svg:height="0.58425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8" presentation:style-name="a342" draw:name="4 Marcador de fecha" svg:x="4.67953in" svg:y="0in" svg:width="3.5878in" svg:height="0.58425in" presentation:class="date-time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9" presentation:style-name="a345" draw:name="5 Marcador de pie de página" svg:x="0in" svg:y="11.10827in" svg:width="3.5878in" svg:height="0.58425in" presentation:class="foot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0" presentation:style-name="a348" draw:name="6 Marcador de número de diapositiva" svg:x="4.67953in" svg:y="11.10827in" svg:width="3.5878in" svg:height="0.58425in" presentation:class="page-number" presentation:placeholder="false">
          <draw:text-box>
            <text:p text:style-name="a347" text:class-names="" text:cond-style-name=""><text:span text:style-name="a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50">
      <draw:frame draw:id="id47" presentation:style-name="a355" draw:name="1 Título" svg:x="0.55208in" svg:y="0.32986in" svg:width="3.62674in" svg:height="1.39931in" presentation:class="title" presentation:placeholder="false">
        <draw:text-box>
          <text:list text:style-name="a354">
            <text:list-item>
              <text:p text:style-name="a353" text:class-names="" text:cond-style-name=""><text:span text:style-name="a351" text:class-names="">Haga clic para modificar el estilo de título del patrón</text:span><text:span text:style-name="a352" text:class-names=""/></text:p>
            </text:list-item>
          </text:list>
        </draw:text-box>
        <svg:title/>
        <svg:desc/>
      </draw:frame>
      <draw:frame draw:id="id48" presentation:style-name="a371" draw:name="2 Marcador de contenido" svg:x="4.31076in" svg:y="0.32986in" svg:width="6.16319in" svg:height="7.05556in" presentation:class="object" presentation:placeholder="false">
        <draw:text-box>
          <text:p text:style-name="a357" text:class-names="" text:cond-style-name=""><text:span text:style-name="a356" text:class-names="">Haga clic para modificar el estilo de texto del patrón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gundo ni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Quinto nivel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3 Marcador de texto" svg:x="0.55208in" svg:y="1.72917in" svg:width="3.62674in" svg:height="5.6562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78" draw:name="4 Marcador de fecha" svg:x="0.55118in" svg:y="7.53189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5 Marcador de pie de página" svg:x="3.77008in" svg:y="7.53189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6 Marcador de número de diapositiva" svg:x="7.90394in" svg:y="7.53189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21063in" svg:y="0.88858in" svg:width="5.84567in" svg:height="4.38425in" presentation:class="page" draw:id="id5" presentation:style-name="a385" draw:name="1 Marcador de imagen de diapositiva">
          <svg:title/>
          <svg:desc/>
        </draw:page-thumbnail>
        <draw:frame draw:id="id6" presentation:style-name="a388" draw:name="2 Marcador de notas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3 Marcador de encabezado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4 Marcador de fecha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5 Marcador de pie de página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6 Marcador de número de diapositiva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02">
      <draw:frame draw:id="id53" presentation:style-name="a407" draw:name="1 Título" svg:x="2.16146in" svg:y="5.78646in" svg:width="6.61458in" svg:height="0.68403in" presentation:class="title" presentation:placeholder="false">
        <draw:text-box>
          <text:list text:style-name="a406">
            <text:list-item>
              <text:p text:style-name="a405" text:class-names="" text:cond-style-name=""><text:span text:style-name="a403" text:class-names="">Haga clic para modificar el estilo de título del patrón</text:span><text:span text:style-name="a404" text:class-names=""/></text:p>
            </text:list-item>
          </text:list>
        </draw:text-box>
        <svg:title/>
        <svg:desc/>
      </draw:frame>
      <draw:frame draw:id="id54" presentation:style-name="a410" draw:name="2 Marcador de posición de imagen" svg:x="2.16146in" svg:y="0.73785in" svg:width="6.61458in" svg:height="4.96181in" presentation:class="graphic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5" presentation:style-name="a414" draw:name="3 Marcador de texto" svg:x="2.16146in" svg:y="6.47049in" svg:width="6.61458in" svg:height="0.97049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17" draw:name="4 Marcador de fecha" svg:x="0.55118in" svg:y="7.53189in" svg:width="2.56811in" svg:height="0.57008in" presentation:class="date-tim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57" presentation:style-name="a420" draw:name="5 Marcador de pie de página" svg:x="3.77008in" svg:y="7.53189in" svg:width="3.49409in" svg:height="0.57008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8" presentation:style-name="a423" draw:name="6 Marcador de número de diapositiva" svg:x="7.90394in" svg:y="7.53189in" svg:width="2.56811in" svg:height="0.57008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/></text:span></text:p>
        </draw:text-box>
        <svg:title/>
        <svg:desc/>
      </draw:frame>
      <presentation:notes style:page-layout-name="pageLayout2" draw:style-name="a440">
        <draw:page-thumbnail svg:x="1.21063in" svg:y="0.88858in" svg:width="5.84567in" svg:height="4.38425in" presentation:class="page" draw:id="id5" presentation:style-name="a424" draw:name="1 Marcador de imagen de diapositiva">
          <svg:title/>
          <svg:desc/>
        </draw:page-thumbnail>
        <draw:frame draw:id="id6" presentation:style-name="a427" draw:name="2 Marcador de notas" svg:x="0.82677in" svg:y="5.55394in" svg:width="6.61378in" svg:height="5.26142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3 Marcador de encabezado" svg:x="0in" svg:y="0in" svg:width="3.5878in" svg:height="0.5842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4 Marcador de fecha" svg:x="4.67953in" svg:y="0in" svg:width="3.5878in" svg:height="0.58425in" presentation:class="date-time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5 Marcador de pie de página" svg:x="0in" svg:y="11.10827in" svg:width="3.5878in" svg:height="0.5842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0" presentation:style-name="a439" draw:name="6 Marcador de número de diapositiva" svg:x="4.67953in" svg:y="11.10827in" svg:width="3.5878in" svg:height="0.58425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41">
      <draw:frame draw:id="id59" presentation:style-name="a446" draw:name="1 Título" svg:x="0.81693in" svg:y="2.21142in" svg:width="9.38898in" svg:height="1.76929in" presentation:class="title" presentation:placeholder="false">
        <draw:text-box>
          <text:list text:style-name="a445">
            <text:list-item>
              <text:p text:style-name="a444" text:class-names="" text:cond-style-name=""><text:span text:style-name="a442" text:class-names="">Haga clic para modificar el estilo de título del patrón</text:span><text:span text:style-name="a443" text:class-names=""/></text:p>
            </text:list-item>
          </text:list>
        </draw:text-box>
        <svg:title/>
        <svg:desc/>
      </draw:frame>
      <draw:frame draw:id="id60" presentation:style-name="a463" draw:name="2 Marcador de texto vertical" svg:x="0.55208in" svg:y="1.92882in" svg:width="9.92188in" svg:height="5.4566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Haga clic para modificar el estilo de texto del patró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gundo ni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Quinto nivel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6" draw:name="3 Marcador de fecha" svg:x="0.55118in" svg:y="7.53189in" svg:width="2.56811in" svg:height="0.57008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2" presentation:style-name="a469" draw:name="4 Marcador de pie de página" svg:x="3.77008in" svg:y="7.53189in" svg:width="3.49409in" svg:height="0.57008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3" presentation:style-name="a472" draw:name="5 Marcador de número de diapositiva" svg:x="7.90394in" svg:y="7.53189in" svg:width="2.56811in" svg:height="0.57008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presentation:notes style:page-layout-name="pageLayout2" draw:style-name="a489">
        <draw:page-thumbnail svg:x="1.21063in" svg:y="0.88858in" svg:width="5.84567in" svg:height="4.38425in" presentation:class="page" draw:id="id5" presentation:style-name="a473" draw:name="1 Marcador de imagen de diapositiva">
          <svg:title/>
          <svg:desc/>
        </draw:page-thumbnail>
        <draw:frame draw:id="id6" presentation:style-name="a476" draw:name="2 Marcador de notas" svg:x="0.82677in" svg:y="5.55394in" svg:width="6.61378in" svg:height="5.26142in" presentation:class="notes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7" presentation:style-name="a479" draw:name="3 Marcador de encabezado" svg:x="0in" svg:y="0in" svg:width="3.5878in" svg:height="0.58425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8" presentation:style-name="a482" draw:name="4 Marcador de fecha" svg:x="4.67953in" svg:y="0in" svg:width="3.5878in" svg:height="0.58425in" presentation:class="date-time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9" presentation:style-name="a485" draw:name="5 Marcador de pie de página" svg:x="0in" svg:y="11.10827in" svg:width="3.5878in" svg:height="0.58425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0" presentation:style-name="a488" draw:name="6 Marcador de número de diapositiva" svg:x="4.67953in" svg:y="11.10827in" svg:width="3.5878in" svg:height="0.58425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90">
      <draw:frame draw:id="id64" presentation:style-name="a495" draw:name="1 Título vertical" svg:x="7.99479in" svg:y="1.92882in" svg:width="2.47917in" svg:height="5.4566in" presentation:class="title" presentation:placeholder="false">
        <draw:text-box>
          <text:list text:style-name="a494">
            <text:list-item>
              <text:p text:style-name="a493" text:class-names="" text:cond-style-name=""><text:span text:style-name="a491" text:class-names="">Haga clic para modificar el estilo de título del patrón</text:span><text:span text:style-name="a492" text:class-names=""/></text:p>
            </text:list-item>
          </text:list>
        </draw:text-box>
        <svg:title/>
        <svg:desc/>
      </draw:frame>
      <draw:frame draw:id="id65" presentation:style-name="a512" draw:name="2 Marcador de texto vertical" svg:x="0.55208in" svg:y="1.92882in" svg:width="7.27604in" svg:height="5.4566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Haga clic para modificar el estilo de texto del patrón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gundo ni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8" text:class-names="">Quinto nivel</text:span><text:span text:style-name="a5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5" draw:name="3 Marcador de fecha" svg:x="0.55118in" svg:y="7.53189in" svg:width="2.56811in" svg:height="0.57008in" presentation:class="date-time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67" presentation:style-name="a518" draw:name="4 Marcador de pie de página" svg:x="3.77008in" svg:y="7.53189in" svg:width="3.49409in" svg:height="0.57008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8" presentation:style-name="a521" draw:name="5 Marcador de número de diapositiva" svg:x="7.90394in" svg:y="7.53189in" svg:width="2.56811in" svg:height="0.57008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1.21063in" svg:y="0.88858in" svg:width="5.84567in" svg:height="4.38425in" presentation:class="page" draw:id="id5" presentation:style-name="a522" draw:name="1 Marcador de imagen de diapositiva">
          <svg:title/>
          <svg:desc/>
        </draw:page-thumbnail>
        <draw:frame draw:id="id6" presentation:style-name="a525" draw:name="2 Marcador de notas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3 Marcador de encabezado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4 Marcador de fecha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5 Marcador de pie de página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6 Marcador de número de diapositiva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9">
      <draw:frame draw:id="id69" presentation:style-name="a542" draw:name="1 Marcador de encabezado" svg:x="0in" svg:y="0in" svg:width="3.5878in" svg:height="0.58425in" presentation:class="head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0" presentation:style-name="a545" draw:name="2 Marcador de fecha" svg:x="4.67953in" svg:y="0in" svg:width="3.5878in" svg:height="0.58425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1" presentation:style-name="a548" draw:name="3 Marcador de pie de página" svg:x="0in" svg:y="11.10827in" svg:width="3.5878in" svg:height="0.58425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72" presentation:style-name="a551" draw:name="4 Marcador de número de diapositiva" svg:x="4.67953in" svg:y="11.10827in" svg:width="3.5878in" svg:height="0.58425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Monica Doberstein</meta:initial-creator>
    <dc:creator>usuario</dc:creator>
    <meta:creation-date>2013-09-02T14:19:27Z</meta:creation-date>
    <dc:date>2014-06-26T18:21:10Z</dc:date>
    <meta:editing-cycles>31</meta:editing-cycles>
    <meta:editing-duration>PT128232S</meta:editing-duration>
    <meta:document-statistic meta:paragraph-count="39" meta:word-count="113"/>
  </office:meta>
</office:document-meta>
</file>